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ula1" style:family="table">
      <style:table-properties style:width="16.999cm" table:align="margins"/>
    </style:style>
    <style:style style:name="Taula1.A" style:family="table-column">
      <style:table-column-properties style:column-width="3.732cm" style:rel-column-width="2116*"/>
    </style:style>
    <style:style style:name="Taula1.B" style:family="table-column">
      <style:table-column-properties style:column-width="13.264cm" style:rel-column-width="7520*"/>
    </style:style>
    <style:style style:name="Tau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1.B1" style:family="table-cell">
      <style:table-cell-properties fo:padding="0.097cm" fo:border="0.002cm solid #000000"/>
    </style:style>
    <style:style style:name="Taula1.A2" style:family="table-cell">
      <style:table-cell-properties fo:padding="0.097cm" fo:border-left="0.002cm solid #000000" fo:border-right="none" fo:border-top="none" fo:border-bottom="0.002cm solid #000000"/>
    </style:style>
    <style:style style:name="Tau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 style:list-style-name="L5"/>
    <style:style style:name="P7" style:family="paragraph" style:parent-style-name="Standard" style:list-style-name="L6"/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1" table:style-name="Taula1">
        <table:table-column table:style-name="Taula1.A"/>
        <table:table-column table:style-name="Taula1.B"/>
        <table:table-header-rows>
          <table:table-row>
            <table:table-cell table:style-name="Taula1.A1" office:value-type="string">
              <text:p text:style-name="Table_20_Heading"/>
            </table:table-cell>
            <table:table-cell table:style-name="Taula1.B1" office:value-type="string">
              <text:p text:style-name="Table_20_Heading"/>
            </table:table-cell>
          </table:table-row>
        </table:table-header-rows>
        <table:table-row>
          <table:table-cell table:style-name="Taula1.A2" office:value-type="string">
            <text:p text:style-name="Table_20_Contents"/>
          </table:table-cell>
          <table:table-cell table:style-name="Taula1.B2" office:value-type="string">
            <text:p text:style-name="Table_20_Contents"/>
          </table:table-cell>
        </table:table-row>
        <table:table-row>
          <table:table-cell table:style-name="Taula1.A2" office:value-type="string">
            <text:p text:style-name="Table_20_Contents"/>
          </table:table-cell>
          <table:table-cell table:style-name="Taula1.B2" office:value-type="string">
            <text:p text:style-name="Table_20_Contents"/>
          </table:table-cell>
        </table:table-row>
      </table:table>
      <text:p text:style-name="Standard"/>
      <text:p text:style-name="Standard">Qüestions</text:p>
      <text:p text:style-name="Standard"/>
      <text:p text:style-name="Standard">El model OSI implementa alguna funció especifica en el nivell de xarxa? <text:tab/>T/F</text:p>
      <text:p text:style-name="Standard"/>
      <text:p text:style-name="Standard">Que signifiquen les sigles MAC?</text:p>
      <text:p text:style-name="Standard"/>
      <text:p text:style-name="Standard">Quin dels següent protocols és el més comú en el seu ús en el nivell de xarxa?</text:p>
      <text:p text:style-name="Standard"/>
      <text:list text:style-name="L1">
        <text:list-item>
          <text:p text:style-name="P1">TCP</text:p>
        </text:list-item>
        <text:list-item>
          <text:p text:style-name="P1">IP</text:p>
        </text:list-item>
        <text:list-item>
          <text:p text:style-name="P1">RARP</text:p>
        </text:list-item>
        <text:list-item>
          <text:p text:style-name="P1">HTTP</text:p>
        </text:list-item>
        <text:list-item>
          <text:p text:style-name="P1">HTML</text:p>
        </text:list-item>
        <text:list-item>
          <text:p text:style-name="P1">ICMP</text:p>
        </text:list-item>
        <text:list-item>
          <text:p text:style-name="P1">SSL</text:p>
        </text:list-item>
        <text:list-item>
          <text:p text:style-name="P1">SNMP</text:p>
          <text:p text:style-name="P1"/>
        </text:list-item>
      </text:list>
      <text:p text:style-name="Standard">i a nivell de transport?</text:p>
      <text:p text:style-name="Standard"/>
      <text:list text:style-name="L2">
        <text:list-item>
          <text:p text:style-name="P2">TCP</text:p>
        </text:list-item>
        <text:list-item>
          <text:p text:style-name="P2">IP</text:p>
        </text:list-item>
        <text:list-item>
          <text:p text:style-name="P2">RARP</text:p>
        </text:list-item>
        <text:list-item>
          <text:p text:style-name="P2">HTTP</text:p>
        </text:list-item>
        <text:list-item>
          <text:p text:style-name="P2">HTML</text:p>
        </text:list-item>
        <text:list-item>
          <text:p text:style-name="P2">SSL</text:p>
        </text:list-item>
        <text:list-item>
          <text:p text:style-name="P2">ICMP</text:p>
        </text:list-item>
      </text:list>
      <text:list text:style-name="L1" text:continue-numbering="true">
        <text:list-item>
          <text:p text:style-name="P1">SNMP</text:p>
        </text:list-item>
      </text:list>
      <text:p text:style-name="Standard"/>
      <text:p text:style-name="Standard">Quin dels següents protocols és un protocol del nivell OSI d'aplicació?</text:p>
      <text:p text:style-name="Standard"/>
      <text:list text:style-name="L3">
        <text:list-item>
          <text:p text:style-name="P3">TCP</text:p>
        </text:list-item>
        <text:list-item>
          <text:p text:style-name="P3">IP</text:p>
        </text:list-item>
        <text:list-item>
          <text:p text:style-name="P3">RARP</text:p>
        </text:list-item>
        <text:list-item>
          <text:p text:style-name="P3">HTTP</text:p>
        </text:list-item>
        <text:list-item>
          <text:p text:style-name="P3">HTML</text:p>
        </text:list-item>
        <text:list-item>
          <text:p text:style-name="P3">SSL</text:p>
        </text:list-item>
        <text:list-item>
          <text:p text:style-name="P3">ICMP</text:p>
        </text:list-item>
        <text:list-item>
          <text:p text:style-name="P3">SNMP</text:p>
        </text:list-item>
      </text:list>
      <text:p text:style-name="Standard"/>
      <text:p text:style-name="Standard">i de presentació?</text:p>
      <text:p text:style-name="Standard"/>
      <text:list text:style-name="L4">
        <text:list-item>
          <text:p text:style-name="P4">TCP</text:p>
        </text:list-item>
        <text:list-item>
          <text:p text:style-name="P4">IP</text:p>
        </text:list-item>
        <text:list-item>
          <text:p text:style-name="P4">RARP</text:p>
        </text:list-item>
        <text:list-item>
          <text:p text:style-name="P4">HTTP</text:p>
        </text:list-item>
        <text:list-item>
          <text:p text:style-name="P4">HTML</text:p>
        </text:list-item>
        <text:list-item>
          <text:p text:style-name="P4">SSL</text:p>
        </text:list-item>
        <text:list-item>
          <text:p text:style-name="P4">ICMP</text:p>
        </text:list-item>
        <text:list-item>
          <text:p text:style-name="P4">SNMP</text:p>
        </text:list-item>
      </text:list>
      <text:p text:style-name="P5">i de sessió?</text:p>
      <text:p text:style-name="P5"/>
      <text:list text:style-name="L5">
        <text:list-item>
          <text:p text:style-name="P6">TCP</text:p>
        </text:list-item>
        <text:list-item>
          <text:p text:style-name="P6">IP</text:p>
        </text:list-item>
        <text:list-item>
          <text:p text:style-name="P6">RARP</text:p>
        </text:list-item>
        <text:list-item>
          <text:p text:style-name="P6">HTTP</text:p>
        </text:list-item>
        <text:list-item>
          <text:p text:style-name="P6">HTML</text:p>
        </text:list-item>
        <text:list-item>
          <text:p text:style-name="P6">SSL</text:p>
        </text:list-item>
        <text:list-item>
          <text:p text:style-name="P6">ICMP</text:p>
        </text:list-item>
        <text:list-item>
          <text:p text:style-name="P6">SNMP</text:p>
        </text:list-item>
      </text:list>
      <text:p text:style-name="Standard"/>
      <text:p text:style-name="Standard">Com és la comunicació al nivell 4 de transport?</text:p>
      <text:list text:style-name="L6">
        <text:list-item>
          <text:p text:style-name="P7">SALT A SALT</text:p>
        </text:list-item>
        <text:list-item>
          <text:p text:style-name="P7">INICI (EMISOR) a RECEPTOR(FINAL)</text:p>
        </text:list-item>
        <text:list-item>
          <text:p text:style-name="P7">Router a Router</text:p>
        </text:list-item>
        <text:list-item>
          <text:p text:style-name="P7">Peer to Pe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sergi</meta:initial-creator>
    <meta:creation-date>2006-06-22T09:15:39</meta:creation-date>
    <dc:creator>sergi</dc:creator>
    <dc:date>2006-06-22T12:43:48</dc:date>
    <dc:language>ca-ES</dc:language>
    <meta:editing-cycles>4</meta:editing-cycles>
    <meta:editing-duration>PT3H28M1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53" meta:word-count="122" meta:character-count="575"/>
  </office:meta>
</office:document-meta>
</file>